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loext:graphic-properties draw:fill="solid" draw:fill-color="#ffff99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990000" style:font-name="Rubi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Rubik"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color="#990099" style:font-name="Rubik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663300" style:font-name="Rubik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solid" draw:fill-color="#000000"/>
      <style:paragraph-properties fo:text-align="center"/>
      <style:text-properties fo:font-size="12pt"/>
    </style:style>
    <style:style style:name="T1" style:family="text">
      <style:text-properties fo:color="#990000" style:font-name="Rubik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7826" style:font-name="Rubik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990099" style:font-name="Rubik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63300" style:font-name="Rubik" fo:font-size="28pt" fo:font-weight="bold" style:font-size-asian="28pt" style:font-weight-asian="bold" style:font-size-complex="28pt" style:font-weight-complex="bold"/>
    </style:style>
    <style:style style:name="gr1" style:family="graphic">
      <style:graphic-properties svg:stroke-width="0.499cm" svg:stroke-color="#3465a4" draw:marker-start-width="1.849cm" draw:marker-end-width="1.849cm" draw:fill="solid" draw:fill-color="#ffff99" draw:textarea-horizontal-align="center" draw:textarea-vertical-align="middle" fo:padding-top="0.249cm" fo:padding-bottom="0.249cm" fo:padding-left="0.249cm" fo:padding-right="0.2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3cm" svg:stroke-color="#3465a4" draw:marker-start-width="1.251cm" draw:marker-end-width="1.251cm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0" draw:name="Shape1" draw:style-name="gr1" draw:text-style-name="P1" svg:width="29.493cm" svg:height="20.809cm" svg:x="0.083cm" svg:y="0.069cm">
        <text:p/>
      </draw:rect>
      <text:p text:style-name="Standard"><draw:line text:anchor-type="paragraph" draw:z-index="1" draw:name="Shape3" draw:style-name="gr2" draw:text-style-name="P2" svg:x1="0.002cm" svg:y1="0cm" svg:x2="8.821cm" svg:y2="5.38cm"><text:p/></draw:line><draw:line text:anchor-type="paragraph" draw:z-index="2" draw:name="Shape4" draw:style-name="gr2" draw:text-style-name="P2" svg:x1="20.708cm" svg:y1="5.38cm" svg:x2="29.699cm" svg:y2="0cm"><text:p/></draw:line><draw:rect text:anchor-type="paragraph" draw:z-index="3" draw:name="Shape2" draw:style-name="gr2" draw:text-style-name="P2" svg:width="11.886cm" svg:height="10.293cm" svg:x="8.821cm" svg:y="5.38cm"><text:p/></draw:rect><draw:frame text:anchor-type="paragraph" draw:z-index="4" draw:name="Shape5" draw:style-name="gr3" draw:text-style-name="P3" svg:width="13.189cm" svg:height="1.174cm" svg:x="8.357cm" svg:y="5.676cm"><draw:text-box><text:p text:style-name="P2"><text:span text:style-name="T1">ENGLISH</text:span></text:p></draw:text-box></draw:frame><draw:frame text:anchor-type="paragraph" draw:z-index="5" draw:name="Shape5" draw:style-name="gr3" draw:text-style-name="P4" svg:width="13.066cm" svg:height="1.174cm" svg:x="8.357cm" svg:y="14.275cm"><draw:text-box><text:p text:style-name="P2"><text:span text:style-name="T2">DEUTSCH</text:span></text:p></draw:text-box></draw:frame><draw:frame text:anchor-type="paragraph" draw:z-index="6" draw:name="Shape6" draw:style-name="gr4" draw:text-style-name="P5" svg:width="9.921cm" svg:height="1.449cm" draw:transform="rotate (-1.5700981950941) translate (10.2340833333333cm 5.75027777777778cm)"><draw:text-box><text:p text:style-name="P2"><text:span text:style-name="T3">FRANÇAIS</text:span></text:p></draw:text-box></draw:frame><draw:frame text:anchor-type="paragraph" draw:z-index="7" draw:name="Shape6" draw:style-name="gr4" draw:text-style-name="P6" svg:width="9.921cm" svg:height="1.449cm" draw:transform="rotate (1.57481058407448) translate (19.3286944444444cm 15.4481388888889cm)"><draw:text-box><text:p text:style-name="P2"><text:span text:style-name="T4">ESPAÑOL</text:span></text:p></draw:text-box></draw:frame><draw:rect text:anchor-type="paragraph" draw:z-index="8" draw:name="Shape9" draw:style-name="gr5" draw:text-style-name="P7" svg:width="8.882cm" svg:height="7.127cm" svg:x="10.276cm" svg:y="6.948cm"><text:p/></draw:rect><draw:line text:anchor-type="paragraph" draw:z-index="9" draw:name="Shape4" draw:style-name="gr2" draw:text-style-name="P2" svg:x1="0.085cm" svg:y1="20.877cm" svg:x2="8.822cm" svg:y2="15.672cm"><text:p/></draw:line><draw:line text:anchor-type="paragraph" draw:z-index="10" draw:name="Shape3" draw:style-name="gr2" draw:text-style-name="P2" svg:x1="20.706cm" svg:y1="15.672cm" svg:x2="29.561cm" svg:y2="20.87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8</meta:editing-cycles>
    <meta:creation-date>2008-08-22T11:41:04</meta:creation-date>
    <dc:date>2020-04-16T01:26:25.777997717</dc:date>
    <meta:editing-duration>PT2H29M25S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